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 fo:break-before="auto" fo:break-after="auto" style:writing-mode="lr-tb"/>
    </style:style>
    <style:style style:name="P4" style:family="paragraph" style:parent-style-name="Standard" style:list-style-name="LS1">
      <style:paragraph-properties fo:margin-top="0in" fo:margin-bottom="0in" fo:break-before="auto" fo:break-after="auto" style:writing-mode="lr-tb"/>
    </style:style>
    <style:style style:name="P5" style:family="paragraph" style:parent-style-name="Standard" style:list-style-name="LS2">
      <style:paragraph-properties fo:margin-top="0in" fo:margin-bottom="0in" fo:break-before="auto" fo:break-after="auto" style:writing-mode="lr-tb"/>
    </style:style>
    <style:style style:name="P6" style:family="paragraph" style:parent-style-name="Standard" style:list-style-name="LS3">
      <style:paragraph-properties fo:margin-top="0in" fo:margin-bottom="0in" fo:break-before="auto" fo:break-after="auto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warm</text:span><text:span text:style-name="T1"> </text:span><text:span text:style-name="T1">Progress</text:span><text:span text:style-name="T1"> </text:span><text:span text:style-name="T1">to</text:span><text:span text:style-name="T1"> </text:span><text:span text:style-name="T1">Date</text:span></text:p>
      <text:p text:style-name="P2"/>
      <text:p text:style-name="P1"><text:span text:style-name="T2">Completed</text:span><text:span text:style-name="T2">:</text:span></text:p>
      <text:list xml:id="list8878181004563836094" text:style-name="LS1">
        <text:list-item>
          <text:p text:style-name="P4">R1 board</text:p>
        </text:list-item>
        <text:list-item>
          <text:p text:style-name="P4"/>
        </text:list-item>
      </text:list>
      <text:p text:style-name="P1"/>
      <text:p text:style-name="P1"><text:span text:style-name="T2">Current</text:span><text:span text:style-name="T2">:</text:span></text:p>
      <text:list xml:id="list1338415409332630995" text:style-name="LS2">
        <text:list-item>
          <text:p text:style-name="P5">Basic hardware drivers</text:p>
        </text:list-item>
        <text:list-item>
          <text:p text:style-name="P5">First frame</text:p>
        </text:list-item>
        <text:list-item>
          <text:p text:style-name="P5">External sensors</text:p>
        </text:list-item>
        <text:list-item>
          <text:p text:style-name="P5">IR resistor tuning</text:p>
        </text:list-item>
        <text:list-item>
          <text:p text:style-name="P5">R1 board testing</text:p>
        </text:list-item>
        <text:list-item>
          <text:p text:style-name="P5"/>
        </text:list-item>
      </text:list>
      <text:p text:style-name="P1"/>
      <text:p text:style-name="P1"><text:span text:style-name="T2">Next</text:span><text:span text:style-name="T2">:</text:span></text:p>
      <text:list xml:id="list608291540839086953" text:style-name="LS3">
        <text:list-item>
          <text:p text:style-name="P6">R2 board and bot</text:p>
        </text:list-item>
        <text:list-item>
          <text:p text:style-name="P6">Charging station design</text:p>
        </text:list-item>
        <text:list-item>
          <text:p text:style-name="P6">build arena</text:p>
        </text:list-item>
        <text:list-item>
          <text:p text:style-name="P6">Multitasking code framework</text:p>
        </text:list-item>
        <text:list-item>
          <text:p text:style-name="P6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3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3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3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title/>
    <meta:initial-creator/>
    <dc:creator/>
    <meta:editing-cycles>1</meta:editing-cycles>
    <meta:document-statistic meta:table-count="0" meta:image-count="0" meta:object-count="0" meta:page-count="1" meta:paragraph-count="14" meta:word-count="44" meta:character-count="223"/>
  </office:meta>
</office:document-meta>
</file>